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6776" calcext:value-type="float">
            <text:p>47.3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7632" calcext:value-type="float">
            <text:p>47.3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4208" calcext:value-type="float">
            <text:p>47.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5336" calcext:value-type="float">
            <text:p>47.2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7-2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0576" calcext:value-type="float">
            <text:p>47.2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5712" calcext:value-type="float">
            <text:p>47.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5232" calcext:value-type="float">
            <text:p>47.1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1224" calcext:value-type="float">
            <text:p>47.1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2936" calcext:value-type="float">
            <text:p>47.1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5984" calcext:value-type="float">
            <text:p>47.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2456" calcext:value-type="float">
            <text:p>47.0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7112" calcext:value-type="float">
            <text:p>46.9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7488" calcext:value-type="float">
            <text:p>46.9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008" calcext:value-type="float">
            <text:p>46.9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4816" calcext:value-type="float">
            <text:p>46.9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7384" calcext:value-type="float">
            <text:p>46.8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2144" calcext:value-type="float">
            <text:p>46.8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0808" calcext:value-type="float">
            <text:p>46.8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3856" calcext:value-type="float">
            <text:p>46.8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5944" calcext:value-type="float">
            <text:p>46.7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8512" calcext:value-type="float">
            <text:p>46.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6112" calcext:value-type="float">
            <text:p>46.6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0872" calcext:value-type="float">
            <text:p>46.6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5-2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12-23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11-20 0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89" calcext:value-type="float">
            <text:p>45.98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4226" calcext:value-type="float">
            <text:p>46.00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4988" calcext:value-type="float">
            <text:p>46.0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2024" calcext:value-type="float">
            <text:p>45.9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79145" calcext:value-type="float">
            <text:p>45.7979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09472" calcext:value-type="float">
            <text:p>45.8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4582" calcext:value-type="float">
            <text:p>45.80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6294" calcext:value-type="float">
            <text:p>45.78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3716" calcext:value-type="float">
            <text:p>45.7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7714" calcext:value-type="float">
            <text:p>45.717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49024" calcext:value-type="float">
            <text:p>45.6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88192" calcext:value-type="float">
            <text:p>45.56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166" calcext:value-type="float">
            <text:p>45.524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909" calcext:value-type="float">
            <text:p>45.372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9678" calcext:value-type="float">
            <text:p>45.42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091" calcext:value-type="float">
            <text:p>45.38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74176" calcext:value-type="float">
            <text:p>45.3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379" calcext:value-type="float">
            <text:p>45.323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3468" calcext:value-type="float">
            <text:p>45.27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9808" calcext:value-type="float">
            <text:p>45.1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64704" calcext:value-type="float">
            <text:p>45.2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022" calcext:value-type="float">
            <text:p>45.134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3354" calcext:value-type="float">
            <text:p>45.123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88432" calcext:value-type="float">
            <text:p>44.9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6636" calcext:value-type="float">
            <text:p>44.96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9044" calcext:value-type="float">
            <text:p>44.9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70475" calcext:value-type="float">
            <text:p>44.95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6466" calcext:value-type="float">
            <text:p>44.876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94912" calcext:value-type="float">
            <text:p>44.8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90112" calcext:value-type="float">
            <text:p>44.8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9504" calcext:value-type="float">
            <text:p>44.73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978" calcext:value-type="float">
            <text:p>44.781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4452" calcext:value-type="float">
            <text:p>44.7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0924" calcext:value-type="float">
            <text:p>44.7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18512" calcext:value-type="float">
            <text:p>44.6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524" calcext:value-type="float">
            <text:p>44.70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082" calcext:value-type="float">
            <text:p>44.6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97888" calcext:value-type="float">
            <text:p>44.6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2522" calcext:value-type="float">
            <text:p>44.562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6218" calcext:value-type="float">
            <text:p>44.416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5466" calcext:value-type="float">
            <text:p>44.495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365" calcext:value-type="float">
            <text:p>44.44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6594" calcext:value-type="float">
            <text:p>44.376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96395" calcext:value-type="float">
            <text:p>44.359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363" calcext:value-type="float">
            <text:p>44.28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56112" calcext:value-type="float">
            <text:p>44.2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762" calcext:value-type="float">
            <text:p>44.196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00795" calcext:value-type="float">
            <text:p>44.0700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23" calcext:value-type="float">
            <text:p>44.13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8652" calcext:value-type="float">
            <text:p>44.07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4738" calcext:value-type="float">
            <text:p>44.004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96935" calcext:value-type="float">
            <text:p>44.029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8176" calcext:value-type="float">
            <text:p>43.9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062" calcext:value-type="float">
            <text:p>43.930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263" calcext:value-type="float">
            <text:p>43.90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61355" calcext:value-type="float">
            <text:p>43.7561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14464" calcext:value-type="float">
            <text:p>43.88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5574" calcext:value-type="float">
            <text:p>43.835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6806" calcext:value-type="float">
            <text:p>43.786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975" calcext:value-type="float">
            <text:p>43.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1828" calcext:value-type="float">
            <text:p>43.5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97072" calcext:value-type="float">
            <text:p>43.5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8958" calcext:value-type="float">
            <text:p>43.478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2072" calcext:value-type="float">
            <text:p>43.5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9936" calcext:value-type="float">
            <text:p>43.4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7104" calcext:value-type="float">
            <text:p>43.3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6275" calcext:value-type="float">
            <text:p>43.120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63728" calcext:value-type="float">
            <text:p>43.21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1288" calcext:value-type="float">
            <text:p>43.0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69472" calcext:value-type="float">
            <text:p>43.03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47248" calcext:value-type="float">
            <text:p>42.98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97568" calcext:value-type="float">
            <text:p>42.8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81872" calcext:value-type="float">
            <text:p>42.7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66432" calcext:value-type="float">
            <text:p>42.6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8165" calcext:value-type="float">
            <text:p>42.468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1124" calcext:value-type="float">
            <text:p>42.5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6736" calcext:value-type="float">
            <text:p>42.4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6428" calcext:value-type="float">
            <text:p>42.2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1297" calcext:value-type="float">
            <text:p>42.381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9936" calcext:value-type="float">
            <text:p>42.3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5666" calcext:value-type="float">
            <text:p>42.28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9148" calcext:value-type="float">
            <text:p>42.45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339" calcext:value-type="float">
            <text:p>42.36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27885" calcext:value-type="float">
            <text:p>42.1227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861" calcext:value-type="float">
            <text:p>42.21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621" calcext:value-type="float">
            <text:p>42.06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1346" calcext:value-type="float">
            <text:p>42.01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6873" calcext:value-type="float">
            <text:p>42.036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5908" calcext:value-type="float">
            <text:p>41.9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1524" calcext:value-type="float">
            <text:p>41.9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1806" calcext:value-type="float">
            <text:p>41.881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24512" calcext:value-type="float">
            <text:p>41.8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9322" calcext:value-type="float">
            <text:p>41.819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1034" calcext:value-type="float">
            <text:p>41.80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331" calcext:value-type="float">
            <text:p>41.72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5982" calcext:value-type="float">
            <text:p>41.765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617" calcext:value-type="float">
            <text:p>41.74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2642" calcext:value-type="float">
            <text:p>41.712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902" calcext:value-type="float">
            <text:p>41.6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473" calcext:value-type="float">
            <text:p>41.65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3582" calcext:value-type="float">
            <text:p>41.613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8096" calcext:value-type="float">
            <text:p>41.6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0628" calcext:value-type="float">
            <text:p>41.6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282" calcext:value-type="float">
            <text:p>41.6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6036" calcext:value-type="float">
            <text:p>41.4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042" calcext:value-type="float">
            <text:p>41.4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174" calcext:value-type="float">
            <text:p>41.397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4596" calcext:value-type="float">
            <text:p>41.3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31685" calcext:value-type="float">
            <text:p>41.3531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90768" calcext:value-type="float">
            <text:p>41.2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46928" calcext:value-type="float">
            <text:p>41.2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2666" calcext:value-type="float">
            <text:p>41.142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4274" calcext:value-type="float">
            <text:p>41.054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0642" calcext:value-type="float">
            <text:p>40.950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123" calcext:value-type="float">
            <text:p>40.608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7376" calcext:value-type="float">
            <text:p>40.6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4684" calcext:value-type="float">
            <text:p>40.5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1631" calcext:value-type="float">
            <text:p>40.481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6188" calcext:value-type="float">
            <text:p>40.3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218" calcext:value-type="float">
            <text:p>40.3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0146" calcext:value-type="float">
            <text:p>40.030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0769" calcext:value-type="float">
            <text:p>39.68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8884" calcext:value-type="float">
            <text:p>39.8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591" calcext:value-type="float">
            <text:p>39.66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23" calcext:value-type="float">
            <text:p>39.55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1897" calcext:value-type="float">
            <text:p>39.561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2164" calcext:value-type="float">
            <text:p>39.4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587" calcext:value-type="float">
            <text:p>39.34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2718" calcext:value-type="float">
            <text:p>39.272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3424" calcext:value-type="float">
            <text:p>39.2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4806" calcext:value-type="float">
            <text:p>39.21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54265" calcext:value-type="float">
            <text:p>38.8454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8314" calcext:value-type="float">
            <text:p>39.08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63" calcext:value-type="float">
            <text:p>38.9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9788" calcext:value-type="float">
            <text:p>38.6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56935" calcext:value-type="float">
            <text:p>38.695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55136" calcext:value-type="float">
            <text:p>38.4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814" calcext:value-type="float">
            <text:p>38.4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6324" calcext:value-type="float">
            <text:p>38.4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078" calcext:value-type="float">
            <text:p>38.34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02395" calcext:value-type="float">
            <text:p>37.7302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6348" calcext:value-type="float">
            <text:p>37.83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4052" calcext:value-type="float">
            <text:p>37.75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5754" calcext:value-type="float">
            <text:p>37.655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5838" calcext:value-type="float">
            <text:p>37.565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3369" calcext:value-type="float">
            <text:p>37.623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9262" calcext:value-type="float">
            <text:p>37.529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7258" calcext:value-type="float">
            <text:p>37.497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56528" calcext:value-type="float">
            <text:p>37.45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5244" calcext:value-type="float">
            <text:p>37.38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7426" calcext:value-type="float">
            <text:p>37.317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1141" calcext:value-type="float">
            <text:p>36.561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818" calcext:value-type="float">
            <text:p>36.643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4382" calcext:value-type="float">
            <text:p>36.584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802" calcext:value-type="float">
            <text:p>36.515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60512" calcext:value-type="float">
            <text:p>36.37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8751" calcext:value-type="float">
            <text:p>36.488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07" calcext:value-type="float">
            <text:p>36.37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9028" calcext:value-type="float">
            <text:p>36.41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3892" calcext:value-type="float">
            <text:p>36.47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1324" calcext:value-type="float">
            <text:p>36.50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7796" calcext:value-type="float">
            <text:p>36.46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19545" calcext:value-type="float">
            <text:p>36.211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4634" calcext:value-type="float">
            <text:p>36.314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8518" calcext:value-type="float">
            <text:p>36.148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6796" calcext:value-type="float">
            <text:p>36.08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39435" calcext:value-type="float">
            <text:p>36.1239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5554" calcext:value-type="float">
            <text:p>36.055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7548" calcext:value-type="float">
            <text:p>36.00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259" calcext:value-type="float">
            <text:p>35.96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4678" calcext:value-type="float">
            <text:p>35.904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21" calcext:value-type="float">
            <text:p>35.8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0284" calcext:value-type="float">
            <text:p>35.80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9635" calcext:value-type="float">
            <text:p>35.5219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922" calcext:value-type="float">
            <text:p>35.570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634" calcext:value-type="float">
            <text:p>35.48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0808" calcext:value-type="float">
            <text:p>35.4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60455" calcext:value-type="float">
            <text:p>35.416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8982" calcext:value-type="float">
            <text:p>35.288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118" calcext:value-type="float">
            <text:p>35.23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7636" calcext:value-type="float">
            <text:p>35.18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962" calcext:value-type="float">
            <text:p>35.12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6896" calcext:value-type="float">
            <text:p>34.93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006" calcext:value-type="float">
            <text:p>34.71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1782" calcext:value-type="float">
            <text:p>34.83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2722" calcext:value-type="float">
            <text:p>34.73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0332" calcext:value-type="float">
            <text:p>34.66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32" calcext:value-type="float">
            <text:p>34.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0114" calcext:value-type="float">
            <text:p>34.44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7442" calcext:value-type="float">
            <text:p>34.39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36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9436" calcext:value-type="float">
            <text:p>34.34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44" meta:object-count="0"/>
    <meta:user-defined meta:name="AppVersion">3.0</meta:user-defined>
  </office:meta>
</office:document-meta>
</file>